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GenDecoder.ImageGenDecoder( ParserConfig config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GenDecoder.createInstance( DefaultJSONParser parser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GenDecoder.deserialze( DefaultJSONParser parser , Type type , Object fieldName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55">
            <text:p text:style-name="Table_20_Contents">55</text:p>
          </table:table-cell>
          <table:table-cell office:value-type="float" office:value="123">
            <text:p text:style-name="Table_20_Contents">1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